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3" style:family="table-cell" style:parent-style-name="Default">
      <style:table-cell-properties fo:border="non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>
      <style:table-cell-properties fo:border-bottom="none" fo:border-left="0.002cm solid #000000" fo:border-right="none" fo:border-top="0.002cm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none" fo:border-right="none" fo:border-top="0.002cm solid #000000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fo:border-left="none" fo:border-right="0.002cm solid #000000" fo:border-top="0.002cm solid #000000"/>
      <style:text-properties fo:font-size="10pt" style:font-size-asian="10pt" style:font-size-complex="10pt"/>
    </style:style>
    <style:style style:name="ce27" style:family="table-cell" style:parent-style-name="Default">
      <style:text-properties fo:font-size="10pt" style:font-size-asian="10pt" style:font-size-complex="10pt"/>
    </style:style>
    <style:style style:name="ce28" style:family="table-cell" style:parent-style-name="Default">
      <style:table-cell-properties fo:border="none"/>
      <style:text-properties fo:color="#ff0000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Advogato" table:style-name="ta1" table:print="false">
        <table:table-column table:style-name="co1" table:default-cell-style-name="ce4"/>
        <table:table-column table:style-name="co1" table:default-cell-style-name="ce6"/>
        <table:table-column table:style-name="co1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2" table:default-cell-style-name="ce16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>
            <text:p>CDHS</text:p>
          </table:table-cell>
          <table:table-cell table:style-name="ce3"/>
          <table:table-cell table:style-name="ce9" table:number-columns-repeated="8"/>
          <table:table-cell table:style-name="ce1" office:value-type="string">
            <text:p>SUMMARY (revenue sum)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style-name="ce9" table:number-columns-repeated="2"/>
          <table:table-cell/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style-name="ce2" table:number-columns-repeated="2"/>
          <table:table-cell table:style-name="ce3" office:value-type="string">
            <text:p>Heuristic/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282.49">
            <text:p>2282,49</text:p>
          </table:table-cell>
          <table:table-cell table:style-name="ce11" office:value-type="float" office:value="2672.51">
            <text:p>2672,51</text:p>
          </table:table-cell>
          <table:table-cell table:style-name="ce11" office:value-type="float" office:value="2364.77">
            <text:p>2364,77</text:p>
          </table:table-cell>
          <table:table-cell table:style-name="ce11" office:value-type="float" office:value="2608.28">
            <text:p>2608,28</text:p>
          </table:table-cell>
          <table:table-cell office:value-type="float" office:value="2045.91">
            <text:p>2045,91</text:p>
          </table:table-cell>
          <table:table-cell office:value-type="float" office:value="2677.39">
            <text:p>2677,39</text:p>
          </table:table-cell>
          <table:table-cell table:style-name="ce11" table:number-columns-repeated="2"/>
          <table:table-cell table:style-name="ce4" office:value-type="string">
            <text:p>CDHS</text:p>
          </table:table-cell>
          <table:table-cell table:style-name="ce19" table:formula="of:=[.C$15]" office:value-type="float" office:value="2446.121">
            <text:p>2446,121</text:p>
          </table:table-cell>
          <table:table-cell table:style-name="ce19" table:formula="of:=[.D$15]" office:value-type="float" office:value="2531.046">
            <text:p>2531,046</text:p>
          </table:table-cell>
          <table:table-cell table:style-name="ce19" table:formula="of:=[.E$15]" office:value-type="float" office:value="2571.117">
            <text:p>2571,117</text:p>
          </table:table-cell>
          <table:table-cell table:style-name="ce19" table:formula="of:=[.F$15]" office:value-type="float" office:value="2479.111">
            <text:p>2479,111</text:p>
          </table:table-cell>
          <table:table-cell table:style-name="ce19" table:formula="of:=[.G$15]" office:value-type="float" office:value="2136.919">
            <text:p>2136,919</text:p>
          </table:table-cell>
          <table:table-cell table:style-name="ce21" table:formula="of:=[.H$15]" office:value-type="float" office:value="2635.12">
            <text:p>2635,1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479.83">
            <text:p>2479,83</text:p>
          </table:table-cell>
          <table:table-cell office:value-type="float" office:value="2762.46">
            <text:p>2762,46</text:p>
          </table:table-cell>
          <table:table-cell office:value-type="float" office:value="2477.5">
            <text:p>2477,5</text:p>
          </table:table-cell>
          <table:table-cell office:value-type="float" office:value="2317.2">
            <text:p>2317,2</text:p>
          </table:table-cell>
          <table:table-cell office:value-type="float" office:value="2410.98">
            <text:p>2410,98</text:p>
          </table:table-cell>
          <table:table-cell office:value-type="float" office:value="2662.68">
            <text:p>2662,68</text:p>
          </table:table-cell>
          <table:table-cell table:style-name="ce14" table:number-columns-repeated="2"/>
          <table:table-cell table:style-name="ce4" office:value-type="string">
            <text:p>CHAOS</text:p>
          </table:table-cell>
          <table:table-cell table:style-name="ce19" table:formula="of:=[.C$32]" office:value-type="float" office:value="512.9985">
            <text:p>512,9985</text:p>
          </table:table-cell>
          <table:table-cell table:style-name="ce19" table:formula="of:=[.D$32]" office:value-type="float" office:value="496.9608">
            <text:p>496,9608</text:p>
          </table:table-cell>
          <table:table-cell table:style-name="ce19" table:formula="of:=[.E$32]" office:value-type="float" office:value="611.519">
            <text:p>611,519</text:p>
          </table:table-cell>
          <table:table-cell table:style-name="ce19" table:formula="of:=[.F$32]" office:value-type="float" office:value="649.89949">
            <text:p>649,89949</text:p>
          </table:table-cell>
          <table:table-cell table:style-name="ce19" table:formula="of:=[.G$32]" office:value-type="float" office:value="439.8407">
            <text:p>439,8407</text:p>
          </table:table-cell>
          <table:table-cell table:style-name="ce21" table:formula="of:=[.H$32]" office:value-type="float" office:value="553.9393">
            <text:p>553,939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646.92">
            <text:p>2646,92</text:p>
          </table:table-cell>
          <table:table-cell office:value-type="float" office:value="2532.04">
            <text:p>2532,04</text:p>
          </table:table-cell>
          <table:table-cell office:value-type="float" office:value="2805.91">
            <text:p>2805,91</text:p>
          </table:table-cell>
          <table:table-cell office:value-type="float" office:value="2255.6">
            <text:p>2255,6</text:p>
          </table:table-cell>
          <table:table-cell table:style-name="ce17" office:value-type="float" office:value="2082.51">
            <text:p>2082,51</text:p>
          </table:table-cell>
          <table:table-cell table:style-name="ce17" office:value-type="float" office:value="2924.31">
            <text:p>2924,31</text:p>
          </table:table-cell>
          <table:table-cell table:style-name="ce14" table:number-columns-repeated="2"/>
          <table:table-cell table:style-name="ce4" office:value-type="string">
            <text:p>Degrees</text:p>
          </table:table-cell>
          <table:table-cell table:style-name="ce19" table:formula="of:=[.C$49]" office:value-type="float" office:value="2296.653">
            <text:p>2296,653</text:p>
          </table:table-cell>
          <table:table-cell table:style-name="ce19" table:formula="of:=[.D$49]" office:value-type="float" office:value="2299.258">
            <text:p>2299,258</text:p>
          </table:table-cell>
          <table:table-cell table:style-name="ce19" table:formula="of:=[.E$49]" office:value-type="float" office:value="2283.414">
            <text:p>2283,414</text:p>
          </table:table-cell>
          <table:table-cell table:style-name="ce19" table:formula="of:=[.F$49]" office:value-type="float" office:value="2321.99">
            <text:p>2321,99</text:p>
          </table:table-cell>
          <table:table-cell table:style-name="ce19" table:formula="of:=[.G$49]" office:value-type="float" office:value="1737.515">
            <text:p>1737,515</text:p>
          </table:table-cell>
          <table:table-cell table:style-name="ce21" table:formula="of:=[.H$49]" office:value-type="float" office:value="2275.951">
            <text:p>2275,95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389.82">
            <text:p>2389,82</text:p>
          </table:table-cell>
          <table:table-cell office:value-type="float" office:value="2487.03">
            <text:p>2487,03</text:p>
          </table:table-cell>
          <table:table-cell office:value-type="float" office:value="2587.6">
            <text:p>2587,6</text:p>
          </table:table-cell>
          <table:table-cell office:value-type="float" office:value="2394.38">
            <text:p>2394,38</text:p>
          </table:table-cell>
          <table:table-cell office:value-type="float" office:value="2234.69">
            <text:p>2234,69</text:p>
          </table:table-cell>
          <table:table-cell office:value-type="float" office:value="2355.98">
            <text:p>2355,98</text:p>
          </table:table-cell>
          <table:table-cell table:style-name="ce14" table:number-columns-repeated="2"/>
          <table:table-cell table:style-name="ce4" office:value-type="string">
            <text:p>Neighbourhood</text:p>
          </table:table-cell>
          <table:table-cell table:style-name="ce20" table:formula="of:=[.C$66]" office:value-type="float" office:value="1180.365">
            <text:p>1180,365</text:p>
          </table:table-cell>
          <table:table-cell table:style-name="ce20" table:formula="of:=[.D$66]" office:value-type="float" office:value="1274.726">
            <text:p>1274,726</text:p>
          </table:table-cell>
          <table:table-cell table:style-name="ce20" table:formula="of:=[.E$66]" office:value-type="float" office:value="1455.929">
            <text:p>1455,929</text:p>
          </table:table-cell>
          <table:table-cell table:style-name="ce20" table:formula="of:=[.F$66]" office:value-type="float" office:value="1669.754">
            <text:p>1669,754</text:p>
          </table:table-cell>
          <table:table-cell table:style-name="ce20" table:formula="of:=[.G$66]" office:value-type="float" office:value="1882.03">
            <text:p>1882,03</text:p>
          </table:table-cell>
          <table:table-cell table:style-name="ce22" table:formula="of:=[.H$66]" office:value-type="float" office:value="1538.427">
            <text:p>1538,42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691.7">
            <text:p>2691,7</text:p>
          </table:table-cell>
          <table:table-cell office:value-type="float" office:value="2218.91">
            <text:p>2218,91</text:p>
          </table:table-cell>
          <table:table-cell office:value-type="float" office:value="2438.8">
            <text:p>2438,8</text:p>
          </table:table-cell>
          <table:table-cell office:value-type="float" office:value="2478.72">
            <text:p>2478,72</text:p>
          </table:table-cell>
          <table:table-cell office:value-type="float" office:value="2003.19">
            <text:p>2003,19</text:p>
          </table:table-cell>
          <table:table-cell office:value-type="float" office:value="2864.08">
            <text:p>2864,08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464.82">
            <text:p>2464,82</text:p>
          </table:table-cell>
          <table:table-cell office:value-type="float" office:value="2339.61">
            <text:p>2339,61</text:p>
          </table:table-cell>
          <table:table-cell office:value-type="float" office:value="2709.84">
            <text:p>2709,84</text:p>
          </table:table-cell>
          <table:table-cell office:value-type="float" office:value="2318.78">
            <text:p>2318,78</text:p>
          </table:table-cell>
          <table:table-cell office:value-type="float" office:value="2221.59">
            <text:p>2221,59</text:p>
          </table:table-cell>
          <table:table-cell office:value-type="float" office:value="2619.49">
            <text:p>2619,49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232.02">
            <text:p>2232,02</text:p>
          </table:table-cell>
          <table:table-cell office:value-type="float" office:value="2418.56">
            <text:p>2418,56</text:p>
          </table:table-cell>
          <table:table-cell office:value-type="float" office:value="2653.98">
            <text:p>2653,98</text:p>
          </table:table-cell>
          <table:table-cell office:value-type="float" office:value="2782.67">
            <text:p>2782,67</text:p>
          </table:table-cell>
          <table:table-cell office:value-type="float" office:value="2086.31">
            <text:p>2086,31</text:p>
          </table:table-cell>
          <table:table-cell office:value-type="float" office:value="2654.48">
            <text:p>2654,48</text:p>
          </table:table-cell>
          <table:table-cell table:style-name="ce14"/>
          <table:table-cell table:style-name="ce14">
            <draw:frame table:end-cell-address="Advogato.Q34" table:end-x="2.253cm" table:end-y="0.107cm" draw:z-index="0" draw:style-name="gr1" svg:width="18.712cm" svg:height="10.759cm" svg:x="0.047cm" svg:y="0.187cm">
              <draw:object draw:notify-on-update-of-ranges="Advogato.L3:Advogato.Q3 Advogato.K4:Advogato.K4 Advogato.L4:Advogato.Q4 Advogato.K5:Advogato.K5 Advogato.L5:Advogato.Q5 Advogato.K6:Advogato.K6 Advogato.L6:Advogato.Q6 Advogato.K7:Advogato.K7 Advogato.L7:Advogato.Q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499.44">
            <text:p>2499,44</text:p>
          </table:table-cell>
          <table:table-cell office:value-type="float" office:value="2363.03">
            <text:p>2363,03</text:p>
          </table:table-cell>
          <table:table-cell office:value-type="float" office:value="2688.21">
            <text:p>2688,21</text:p>
          </table:table-cell>
          <table:table-cell office:value-type="float" office:value="2384.79">
            <text:p>2384,79</text:p>
          </table:table-cell>
          <table:table-cell office:value-type="float" office:value="1971.11">
            <text:p>1971,11</text:p>
          </table:table-cell>
          <table:table-cell office:value-type="float" office:value="2378.96">
            <text:p>2378,96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406.12">
            <text:p>2406,12</text:p>
          </table:table-cell>
          <table:table-cell office:value-type="float" office:value="2697.47">
            <text:p>2697,47</text:p>
          </table:table-cell>
          <table:table-cell office:value-type="float" office:value="2546.82">
            <text:p>2546,82</text:p>
          </table:table-cell>
          <table:table-cell office:value-type="float" office:value="2694.69">
            <text:p>2694,69</text:p>
          </table:table-cell>
          <table:table-cell office:value-type="float" office:value="2062.71">
            <text:p>2062,71</text:p>
          </table:table-cell>
          <table:table-cell office:value-type="float" office:value="2626.45">
            <text:p>2626,45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368.05">
            <text:p>2368,05</text:p>
          </table:table-cell>
          <table:table-cell office:value-type="float" office:value="2818.84">
            <text:p>2818,84</text:p>
          </table:table-cell>
          <table:table-cell office:value-type="float" office:value="2437.74">
            <text:p>2437,74</text:p>
          </table:table-cell>
          <table:table-cell office:value-type="float" office:value="2556">
            <text:p>2556</text:p>
          </table:table-cell>
          <table:table-cell office:value-type="float" office:value="2250.19">
            <text:p>2250,19</text:p>
          </table:table-cell>
          <table:table-cell office:value-type="float" office:value="2587.38">
            <text:p>2587,38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table:number-columns-repeated="2"/>
          <table:table-cell/>
          <table:table-cell table:style-name="ce3"/>
          <table:table-cell table:style-name="ce9" table:number-columns-repeated="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4:.C13])/10" office:value-type="float" office:value="2446.121">
            <text:p>2446,121</text:p>
          </table:table-cell>
          <table:table-cell table:style-name="ce12" table:formula="of:=SUM([.D4:.D13])/10" office:value-type="float" office:value="2531.046">
            <text:p>2531,046</text:p>
          </table:table-cell>
          <table:table-cell table:style-name="ce12" table:formula="of:=SUM([.E4:.E13])/10" office:value-type="float" office:value="2571.117">
            <text:p>2571,117</text:p>
          </table:table-cell>
          <table:table-cell table:style-name="ce12" table:formula="of:=SUM([.F4:.F13])/10" office:value-type="float" office:value="2479.111">
            <text:p>2479,111</text:p>
          </table:table-cell>
          <table:table-cell table:style-name="ce12" table:formula="of:=SUM([.G4:.G13])/10" office:value-type="float" office:value="2136.919">
            <text:p>2136,919</text:p>
          </table:table-cell>
          <table:table-cell table:style-name="ce12" table:formula="of:=SUM([.H4:.H13])/10" office:value-type="float" office:value="2635.12">
            <text:p>2635,12</text:p>
          </table:table-cell>
          <table:table-cell table:style-name="ce12" table:number-columns-repeated="2"/>
          <table:table-cell/>
          <table:table-cell table:style-name="ce7"/>
          <table:table-cell table:style-name="ce12"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10"/>
        </table:table-row>
        <table:table-row table:style-name="ro1">
          <table:table-cell table:style-name="ce1" office:value-type="string">
            <text:p>CHAOS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694.498">
            <text:p>694,498</text:p>
          </table:table-cell>
          <table:table-cell table:style-name="ce11" office:value-type="float" office:value="598.599">
            <text:p>598,599</text:p>
          </table:table-cell>
          <table:table-cell table:style-name="ce11" office:value-type="float" office:value="25.6">
            <text:p>25,6</text:p>
          </table:table-cell>
          <table:table-cell table:style-name="ce11" office:value-type="float" office:value="843.803">
            <text:p>843,803</text:p>
          </table:table-cell>
          <table:table-cell office:value-type="float" office:value="926.101">
            <text:p>926,101</text:p>
          </table:table-cell>
          <table:table-cell office:value-type="float" office:value="773.4">
            <text:p>773,4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044">
            <text:p>1044</text:p>
          </table:table-cell>
          <table:table-cell office:value-type="float" office:value="685">
            <text:p>685</text:p>
          </table:table-cell>
          <table:table-cell office:value-type="float" office:value="3.9">
            <text:p>3,9</text:p>
          </table:table-cell>
          <table:table-cell office:value-type="float" office:value="964.101">
            <text:p>964,101</text:p>
          </table:table-cell>
          <table:table-cell office:value-type="float" office:value="693.302">
            <text:p>693,302</text:p>
          </table:table-cell>
          <table:table-cell office:value-type="float" office:value="918.001">
            <text:p>918,001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3.1">
            <text:p>13,1</text:p>
          </table:table-cell>
          <table:table-cell office:value-type="float" office:value="581">
            <text:p>581</text:p>
          </table:table-cell>
          <table:table-cell office:value-type="float" office:value="1013.7">
            <text:p>1013,7</text:p>
          </table:table-cell>
          <table:table-cell office:value-type="float" office:value="329.998">
            <text:p>329,998</text:p>
          </table:table-cell>
          <table:table-cell table:style-name="ce17" office:value-type="float" office:value="557.801">
            <text:p>557,801</text:p>
          </table:table-cell>
          <table:table-cell table:style-name="ce17" office:value-type="float" office:value="926.401">
            <text:p>926,401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01.9">
            <text:p>201,9</text:p>
          </table:table-cell>
          <table:table-cell office:value-type="float" office:value="487.401">
            <text:p>487,401</text:p>
          </table:table-cell>
          <table:table-cell office:value-type="float" office:value="684.194">
            <text:p>684,194</text:p>
          </table:table-cell>
          <table:table-cell office:value-type="float" office:value="525.197">
            <text:p>525,197</text:p>
          </table:table-cell>
          <table:table-cell office:value-type="float" office:value="191.2">
            <text:p>191,2</text:p>
          </table:table-cell>
          <table:table-cell office:value-type="float" office:value="410.597">
            <text:p>410,597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44.795">
            <text:p>444,795</text:p>
          </table:table-cell>
          <table:table-cell office:value-type="float" office:value="214.5">
            <text:p>214,5</text:p>
          </table:table-cell>
          <table:table-cell office:value-type="float" office:value="368.698">
            <text:p>368,698</text:p>
          </table:table-cell>
          <table:table-cell office:value-type="float" office:value="666.598">
            <text:p>666,598</text:p>
          </table:table-cell>
          <table:table-cell office:value-type="float" office:value="225.2">
            <text:p>225,2</text:p>
          </table:table-cell>
          <table:table-cell office:value-type="float" office:value="1040.2">
            <text:p>1040,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745.594">
            <text:p>745,594</text:p>
          </table:table-cell>
          <table:table-cell office:value-type="float" office:value="449.6">
            <text:p>449,6</text:p>
          </table:table-cell>
          <table:table-cell office:value-type="float" office:value="514.195">
            <text:p>514,195</text:p>
          </table:table-cell>
          <table:table-cell office:value-type="float" office:value="710.595">
            <text:p>710,595</text:p>
          </table:table-cell>
          <table:table-cell office:value-type="float" office:value="310.8">
            <text:p>310,8</text:p>
          </table:table-cell>
          <table:table-cell office:value-type="float" office:value="103.5">
            <text:p>103,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841.596">
            <text:p>841,596</text:p>
          </table:table-cell>
          <table:table-cell office:value-type="float" office:value="838.009">
            <text:p>838,009</text:p>
          </table:table-cell>
          <table:table-cell office:value-type="float" office:value="1202.19">
            <text:p>1202,19</text:p>
          </table:table-cell>
          <table:table-cell office:value-type="float" office:value="498.703">
            <text:p>498,703</text:p>
          </table:table-cell>
          <table:table-cell office:value-type="float" office:value="626.401">
            <text:p>626,401</text:p>
          </table:table-cell>
          <table:table-cell office:value-type="float" office:value="128.5">
            <text:p>128,5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13.2">
            <text:p>213,2</text:p>
          </table:table-cell>
          <table:table-cell office:value-type="float" office:value="537.103">
            <text:p>537,103</text:p>
          </table:table-cell>
          <table:table-cell office:value-type="float" office:value="1093.31">
            <text:p>1093,31</text:p>
          </table:table-cell>
          <table:table-cell office:value-type="float" office:value="1010.7">
            <text:p>1010,7</text:p>
          </table:table-cell>
          <table:table-cell office:value-type="float" office:value="174.9">
            <text:p>174,9</text:p>
          </table:table-cell>
          <table:table-cell office:value-type="float" office:value="534.393">
            <text:p>534,393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667.1">
            <text:p>667,1</text:p>
          </table:table-cell>
          <table:table-cell office:value-type="float" office:value="8.1">
            <text:p>8,1</text:p>
          </table:table-cell>
          <table:table-cell office:value-type="float" office:value="640.2">
            <text:p>640,2</text:p>
          </table:table-cell>
          <table:table-cell office:value-type="float" office:value="875.3">
            <text:p>875,3</text:p>
          </table:table-cell>
          <table:table-cell office:value-type="float" office:value="224.801">
            <text:p>224,801</text:p>
          </table:table-cell>
          <table:table-cell office:value-type="float" office:value="642.501">
            <text:p>642,501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264.202">
            <text:p>264,202</text:p>
          </table:table-cell>
          <table:table-cell table:style-name="ce13" office:value-type="float" office:value="570.296">
            <text:p>570,296</text:p>
          </table:table-cell>
          <table:table-cell table:style-name="ce13" office:value-type="float" office:value="569.203">
            <text:p>569,203</text:p>
          </table:table-cell>
          <table:table-cell table:style-name="ce13" office:value-type="float" office:value="73.9999">
            <text:p>73,9999</text:p>
          </table:table-cell>
          <table:table-cell table:style-name="ce18" office:value-type="float" office:value="467.901">
            <text:p>467,901</text:p>
          </table:table-cell>
          <table:table-cell table:style-name="ce18" office:value-type="float" office:value="61.9">
            <text:p>61,9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21:.C30])/10" office:value-type="float" office:value="512.9985">
            <text:p>512,9985</text:p>
          </table:table-cell>
          <table:table-cell table:style-name="ce12" table:formula="of:=SUM([.D21:.D30])/10" office:value-type="float" office:value="496.9608">
            <text:p>496,9608</text:p>
          </table:table-cell>
          <table:table-cell table:style-name="ce12" table:formula="of:=SUM([.E21:.E30])/10" office:value-type="float" office:value="611.519">
            <text:p>611,519</text:p>
          </table:table-cell>
          <table:table-cell table:style-name="ce12" table:formula="of:=SUM([.F21:.F30])/10" office:value-type="float" office:value="649.89949">
            <text:p>649,89949</text:p>
          </table:table-cell>
          <table:table-cell table:style-name="ce12" table:formula="of:=SUM([.G21:.G30])/10" office:value-type="float" office:value="439.8407">
            <text:p>439,8407</text:p>
          </table:table-cell>
          <table:table-cell table:style-name="ce12" table:formula="of:=SUM([.H21:.H30])/10" office:value-type="float" office:value="553.9393">
            <text:p>553,9393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8"/>
          <table:table-cell table:number-columns-repeated="10"/>
        </table:table-row>
        <table:table-row table:style-name="ro1">
          <table:table-cell table:style-name="ce1" office:value-type="string">
            <text:p>Degrees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452.52">
            <text:p>2452,52</text:p>
          </table:table-cell>
          <table:table-cell table:style-name="ce11" office:value-type="float" office:value="2293.53">
            <text:p>2293,53</text:p>
          </table:table-cell>
          <table:table-cell table:style-name="ce11" office:value-type="float" office:value="2441.54">
            <text:p>2441,54</text:p>
          </table:table-cell>
          <table:table-cell table:style-name="ce11" office:value-type="float" office:value="2652.18">
            <text:p>2652,18</text:p>
          </table:table-cell>
          <table:table-cell office:value-type="float" office:value="1202.41">
            <text:p>1202,41</text:p>
          </table:table-cell>
          <table:table-cell office:value-type="float" office:value="2591.13">
            <text:p>2591,13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280.85">
            <text:p>2280,85</text:p>
          </table:table-cell>
          <table:table-cell office:value-type="float" office:value="2425.57">
            <text:p>2425,57</text:p>
          </table:table-cell>
          <table:table-cell office:value-type="float" office:value="1880.51">
            <text:p>1880,51</text:p>
          </table:table-cell>
          <table:table-cell office:value-type="float" office:value="2539.61">
            <text:p>2539,61</text:p>
          </table:table-cell>
          <table:table-cell office:value-type="float" office:value="1641.31">
            <text:p>1641,31</text:p>
          </table:table-cell>
          <table:table-cell office:value-type="float" office:value="2291.52">
            <text:p>2291,5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153.78">
            <text:p>2153,78</text:p>
          </table:table-cell>
          <table:table-cell office:value-type="float" office:value="2122.43">
            <text:p>2122,43</text:p>
          </table:table-cell>
          <table:table-cell office:value-type="float" office:value="2701.59">
            <text:p>2701,59</text:p>
          </table:table-cell>
          <table:table-cell office:value-type="float" office:value="2096.83">
            <text:p>2096,83</text:p>
          </table:table-cell>
          <table:table-cell table:style-name="ce17" office:value-type="float" office:value="2247.99">
            <text:p>2247,99</text:p>
          </table:table-cell>
          <table:table-cell table:style-name="ce17" office:value-type="float" office:value="2026.7">
            <text:p>2026,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275.9">
            <text:p>2275,9</text:p>
          </table:table-cell>
          <table:table-cell office:value-type="float" office:value="2211.3">
            <text:p>2211,3</text:p>
          </table:table-cell>
          <table:table-cell office:value-type="float" office:value="2167.31">
            <text:p>2167,31</text:p>
          </table:table-cell>
          <table:table-cell office:value-type="float" office:value="2628.59">
            <text:p>2628,59</text:p>
          </table:table-cell>
          <table:table-cell office:value-type="float" office:value="1916.01">
            <text:p>1916,01</text:p>
          </table:table-cell>
          <table:table-cell office:value-type="float" office:value="2409.64">
            <text:p>2409,6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476.71">
            <text:p>2476,71</text:p>
          </table:table-cell>
          <table:table-cell office:value-type="float" office:value="2336.1">
            <text:p>2336,1</text:p>
          </table:table-cell>
          <table:table-cell office:value-type="float" office:value="2293">
            <text:p>2293</text:p>
          </table:table-cell>
          <table:table-cell office:value-type="float" office:value="2754.05">
            <text:p>2754,05</text:p>
          </table:table-cell>
          <table:table-cell office:value-type="float" office:value="1531.4">
            <text:p>1531,4</text:p>
          </table:table-cell>
          <table:table-cell office:value-type="float" office:value="2404.09">
            <text:p>2404,09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018.49">
            <text:p>2018,49</text:p>
          </table:table-cell>
          <table:table-cell office:value-type="float" office:value="2398.13">
            <text:p>2398,13</text:p>
          </table:table-cell>
          <table:table-cell office:value-type="float" office:value="2188.19">
            <text:p>2188,19</text:p>
          </table:table-cell>
          <table:table-cell office:value-type="float" office:value="2130.12">
            <text:p>2130,12</text:p>
          </table:table-cell>
          <table:table-cell office:value-type="float" office:value="2110.12">
            <text:p>2110,12</text:p>
          </table:table-cell>
          <table:table-cell office:value-type="float" office:value="2088.6">
            <text:p>2088,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111.49">
            <text:p>2111,49</text:p>
          </table:table-cell>
          <table:table-cell office:value-type="float" office:value="1868.22">
            <text:p>1868,22</text:p>
          </table:table-cell>
          <table:table-cell office:value-type="float" office:value="2304.91">
            <text:p>2304,91</text:p>
          </table:table-cell>
          <table:table-cell office:value-type="float" office:value="2093.41">
            <text:p>2093,41</text:p>
          </table:table-cell>
          <table:table-cell office:value-type="float" office:value="1612.6">
            <text:p>1612,6</text:p>
          </table:table-cell>
          <table:table-cell office:value-type="float" office:value="1945.9">
            <text:p>1945,9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149.62">
            <text:p>2149,62</text:p>
          </table:table-cell>
          <table:table-cell office:value-type="float" office:value="2178.59">
            <text:p>2178,59</text:p>
          </table:table-cell>
          <table:table-cell office:value-type="float" office:value="1979.79">
            <text:p>1979,79</text:p>
          </table:table-cell>
          <table:table-cell office:value-type="float" office:value="1869.3">
            <text:p>1869,3</text:p>
          </table:table-cell>
          <table:table-cell office:value-type="float" office:value="1836.71">
            <text:p>1836,71</text:p>
          </table:table-cell>
          <table:table-cell office:value-type="float" office:value="2383.28">
            <text:p>2383,28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438.01">
            <text:p>2438,01</text:p>
          </table:table-cell>
          <table:table-cell office:value-type="float" office:value="2479.08">
            <text:p>2479,08</text:p>
          </table:table-cell>
          <table:table-cell office:value-type="float" office:value="2177.01">
            <text:p>2177,01</text:p>
          </table:table-cell>
          <table:table-cell office:value-type="float" office:value="2023.98">
            <text:p>2023,98</text:p>
          </table:table-cell>
          <table:table-cell office:value-type="float" office:value="1722.7">
            <text:p>1722,7</text:p>
          </table:table-cell>
          <table:table-cell office:value-type="float" office:value="2238.2">
            <text:p>2238,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2609.16">
            <text:p>2609,16</text:p>
          </table:table-cell>
          <table:table-cell table:style-name="ce13" office:value-type="float" office:value="2679.63">
            <text:p>2679,63</text:p>
          </table:table-cell>
          <table:table-cell table:style-name="ce13" office:value-type="float" office:value="2700.29">
            <text:p>2700,29</text:p>
          </table:table-cell>
          <table:table-cell table:style-name="ce13" office:value-type="float" office:value="2431.83">
            <text:p>2431,83</text:p>
          </table:table-cell>
          <table:table-cell table:style-name="ce18" office:value-type="float" office:value="1553.9">
            <text:p>1553,9</text:p>
          </table:table-cell>
          <table:table-cell table:style-name="ce18" office:value-type="float" office:value="2380.45">
            <text:p>2380,45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38:.C47])/10" office:value-type="float" office:value="2296.653">
            <text:p>2296,653</text:p>
          </table:table-cell>
          <table:table-cell table:style-name="ce12" table:formula="of:=SUM([.D38:.D47])/10" office:value-type="float" office:value="2299.258">
            <text:p>2299,258</text:p>
          </table:table-cell>
          <table:table-cell table:style-name="ce12" table:formula="of:=SUM([.E38:.E47])/10" office:value-type="float" office:value="2283.414">
            <text:p>2283,414</text:p>
          </table:table-cell>
          <table:table-cell table:style-name="ce12" table:formula="of:=SUM([.F38:.F47])/10" office:value-type="float" office:value="2321.99">
            <text:p>2321,99</text:p>
          </table:table-cell>
          <table:table-cell table:style-name="ce12" table:formula="of:=SUM([.G38:.G47])/10" office:value-type="float" office:value="1737.515">
            <text:p>1737,515</text:p>
          </table:table-cell>
          <table:table-cell table:style-name="ce12" table:formula="of:=SUM([.H38:.H47])/10" office:value-type="float" office:value="2275.951">
            <text:p>2275,951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8"/>
          <table:table-cell table:number-columns-repeated="10"/>
        </table:table-row>
        <table:table-row table:style-name="ro1">
          <table:table-cell table:style-name="ce1" office:value-type="string">
            <text:p>Neighbourhood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182.73">
            <text:p>1182,73</text:p>
          </table:table-cell>
          <table:table-cell table:style-name="ce11" office:value-type="float" office:value="1360.46">
            <text:p>1360,46</text:p>
          </table:table-cell>
          <table:table-cell table:style-name="ce11" office:value-type="float" office:value="1490.54">
            <text:p>1490,54</text:p>
          </table:table-cell>
          <table:table-cell table:style-name="ce11" office:value-type="float" office:value="1593.2">
            <text:p>1593,2</text:p>
          </table:table-cell>
          <table:table-cell office:value-type="float" office:value="1860.51">
            <text:p>1860,51</text:p>
          </table:table-cell>
          <table:table-cell office:value-type="float" office:value="1214.21">
            <text:p>1214,21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185.7">
            <text:p>1185,7</text:p>
          </table:table-cell>
          <table:table-cell office:value-type="float" office:value="1387.83">
            <text:p>1387,83</text:p>
          </table:table-cell>
          <table:table-cell office:value-type="float" office:value="1569.27">
            <text:p>1569,27</text:p>
          </table:table-cell>
          <table:table-cell office:value-type="float" office:value="1726.14">
            <text:p>1726,14</text:p>
          </table:table-cell>
          <table:table-cell office:value-type="float" office:value="1681.72">
            <text:p>1681,72</text:p>
          </table:table-cell>
          <table:table-cell office:value-type="float" office:value="1451.02">
            <text:p>1451,0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176.03">
            <text:p>1176,03</text:p>
          </table:table-cell>
          <table:table-cell office:value-type="float" office:value="1212.84">
            <text:p>1212,84</text:p>
          </table:table-cell>
          <table:table-cell office:value-type="float" office:value="1324.46">
            <text:p>1324,46</text:p>
          </table:table-cell>
          <table:table-cell office:value-type="float" office:value="1558.87">
            <text:p>1558,87</text:p>
          </table:table-cell>
          <table:table-cell table:style-name="ce17" office:value-type="float" office:value="1978.03">
            <text:p>1978,03</text:p>
          </table:table-cell>
          <table:table-cell table:style-name="ce17" office:value-type="float" office:value="1453.11">
            <text:p>1453,11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162.7">
            <text:p>1162,7</text:p>
          </table:table-cell>
          <table:table-cell office:value-type="float" office:value="1190.15">
            <text:p>1190,15</text:p>
          </table:table-cell>
          <table:table-cell office:value-type="float" office:value="1466.6">
            <text:p>1466,6</text:p>
          </table:table-cell>
          <table:table-cell office:value-type="float" office:value="1695.87">
            <text:p>1695,87</text:p>
          </table:table-cell>
          <table:table-cell office:value-type="float" office:value="1923.52">
            <text:p>1923,52</text:p>
          </table:table-cell>
          <table:table-cell office:value-type="float" office:value="1500.17">
            <text:p>1500,17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204.76">
            <text:p>1204,76</text:p>
          </table:table-cell>
          <table:table-cell office:value-type="float" office:value="1176.37">
            <text:p>1176,37</text:p>
          </table:table-cell>
          <table:table-cell office:value-type="float" office:value="1544.52">
            <text:p>1544,52</text:p>
          </table:table-cell>
          <table:table-cell office:value-type="float" office:value="1606.55">
            <text:p>1606,55</text:p>
          </table:table-cell>
          <table:table-cell office:value-type="float" office:value="1897.56">
            <text:p>1897,56</text:p>
          </table:table-cell>
          <table:table-cell office:value-type="float" office:value="1617.85">
            <text:p>1617,8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192.07">
            <text:p>1192,07</text:p>
          </table:table-cell>
          <table:table-cell office:value-type="float" office:value="1316.57">
            <text:p>1316,57</text:p>
          </table:table-cell>
          <table:table-cell office:value-type="float" office:value="1446.01">
            <text:p>1446,01</text:p>
          </table:table-cell>
          <table:table-cell office:value-type="float" office:value="1767.37">
            <text:p>1767,37</text:p>
          </table:table-cell>
          <table:table-cell office:value-type="float" office:value="1893.03">
            <text:p>1893,03</text:p>
          </table:table-cell>
          <table:table-cell office:value-type="float" office:value="1310">
            <text:p>1310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301.19">
            <text:p>1301,19</text:p>
          </table:table-cell>
          <table:table-cell office:value-type="float" office:value="1275.78">
            <text:p>1275,78</text:p>
          </table:table-cell>
          <table:table-cell office:value-type="float" office:value="1406.27">
            <text:p>1406,27</text:p>
          </table:table-cell>
          <table:table-cell office:value-type="float" office:value="1602.56">
            <text:p>1602,56</text:p>
          </table:table-cell>
          <table:table-cell office:value-type="float" office:value="1984.78">
            <text:p>1984,78</text:p>
          </table:table-cell>
          <table:table-cell office:value-type="float" office:value="1702">
            <text:p>1702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112.52">
            <text:p>1112,52</text:p>
          </table:table-cell>
          <table:table-cell office:value-type="float" office:value="1337.28">
            <text:p>1337,28</text:p>
          </table:table-cell>
          <table:table-cell office:value-type="float" office:value="1398.08">
            <text:p>1398,08</text:p>
          </table:table-cell>
          <table:table-cell office:value-type="float" office:value="1674.71">
            <text:p>1674,71</text:p>
          </table:table-cell>
          <table:table-cell office:value-type="float" office:value="1901.37">
            <text:p>1901,37</text:p>
          </table:table-cell>
          <table:table-cell office:value-type="float" office:value="1595">
            <text:p>1595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1228.49">
            <text:p>1228,49</text:p>
          </table:table-cell>
          <table:table-cell office:value-type="float" office:value="1260.36">
            <text:p>1260,36</text:p>
          </table:table-cell>
          <table:table-cell office:value-type="float" office:value="1493.89">
            <text:p>1493,89</text:p>
          </table:table-cell>
          <table:table-cell office:value-type="float" office:value="1724.93">
            <text:p>1724,93</text:p>
          </table:table-cell>
          <table:table-cell office:value-type="float" office:value="1893.51">
            <text:p>1893,51</text:p>
          </table:table-cell>
          <table:table-cell office:value-type="float" office:value="1762.37">
            <text:p>1762,37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1057.46">
            <text:p>1057,46</text:p>
          </table:table-cell>
          <table:table-cell table:style-name="ce13" office:value-type="float" office:value="1229.62">
            <text:p>1229,62</text:p>
          </table:table-cell>
          <table:table-cell table:style-name="ce13" office:value-type="float" office:value="1419.65">
            <text:p>1419,65</text:p>
          </table:table-cell>
          <table:table-cell table:style-name="ce13" office:value-type="float" office:value="1747.34">
            <text:p>1747,34</text:p>
          </table:table-cell>
          <table:table-cell table:style-name="ce18" office:value-type="float" office:value="1806.27">
            <text:p>1806,27</text:p>
          </table:table-cell>
          <table:table-cell table:style-name="ce18" office:value-type="float" office:value="1778.54">
            <text:p>1778,54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55:.C64])/10" office:value-type="float" office:value="1180.365">
            <text:p>1180,365</text:p>
          </table:table-cell>
          <table:table-cell table:style-name="ce12" table:formula="of:=SUM([.D55:.D64])/10" office:value-type="float" office:value="1274.726">
            <text:p>1274,726</text:p>
          </table:table-cell>
          <table:table-cell table:style-name="ce12" table:formula="of:=SUM([.E55:.E64])/10" office:value-type="float" office:value="1455.929">
            <text:p>1455,929</text:p>
          </table:table-cell>
          <table:table-cell table:style-name="ce12" table:formula="of:=SUM([.F55:.F64])/10" office:value-type="float" office:value="1669.754">
            <text:p>1669,754</text:p>
          </table:table-cell>
          <table:table-cell table:style-name="ce12" table:formula="of:=SUM([.G55:.G64])/10" office:value-type="float" office:value="1882.03">
            <text:p>1882,03</text:p>
          </table:table-cell>
          <table:table-cell table:style-name="ce12" table:formula="of:=SUM([.H55:.H64])/10" office:value-type="float" office:value="1538.427">
            <text:p>1538,427</text:p>
          </table:table-cell>
          <table:table-cell table:number-columns-repeated="10"/>
        </table:table-row>
      </table:table>
      <table:table table:name="DBLP" table:style-name="ta1" table:print="false">
        <table:table-column table:style-name="co1" table:default-cell-style-name="ce4"/>
        <table:table-column table:style-name="co1" table:default-cell-style-name="ce6"/>
        <table:table-column table:style-name="co1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2" table:default-cell-style-name="ce16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CDHS</text:p>
          </table:table-cell>
          <table:table-cell table:style-name="ce3"/>
          <table:table-cell table:style-name="ce9" table:number-columns-repeated="8"/>
          <table:table-cell table:style-name="ce1" office:value-type="string">
            <text:p>SUMMARY (revenue sum)</text:p>
          </table:table-cell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style-name="ce9" table:number-columns-repeated="2"/>
          <table:table-cell/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style-name="ce2" table:number-columns-repeated="2"/>
          <table:table-cell table:style-name="ce3" office:value-type="string">
            <text:p>Heuristic/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68197">
            <text:p>468197</text:p>
          </table:table-cell>
          <table:table-cell table:style-name="ce11" office:value-type="float" office:value="473243">
            <text:p>473243</text:p>
          </table:table-cell>
          <table:table-cell table:style-name="ce11" office:value-type="float" office:value="492561">
            <text:p>492561</text:p>
          </table:table-cell>
          <table:table-cell table:style-name="ce11" office:value-type="float" office:value="462676">
            <text:p>462676</text:p>
          </table:table-cell>
          <table:table-cell office:value-type="float" office:value="354457">
            <text:p>354457</text:p>
          </table:table-cell>
          <table:table-cell office:value-type="float" office:value="480720">
            <text:p>480720</text:p>
          </table:table-cell>
          <table:table-cell table:style-name="ce11" table:number-columns-repeated="2"/>
          <table:table-cell table:style-name="ce4" office:value-type="string">
            <text:p>CDHS</text:p>
          </table:table-cell>
          <table:table-cell table:style-name="ce19" table:formula="of:=[.C$15]" office:value-type="float" office:value="468264.7">
            <text:p>468264,7</text:p>
          </table:table-cell>
          <table:table-cell table:style-name="ce19" table:formula="of:=[.D$15]" office:value-type="float" office:value="477116.8">
            <text:p>477116,8</text:p>
          </table:table-cell>
          <table:table-cell table:style-name="ce19" table:formula="of:=[.E$15]" office:value-type="float" office:value="492485.4">
            <text:p>492485,4</text:p>
          </table:table-cell>
          <table:table-cell table:style-name="ce19" table:formula="of:=[.F$15]" office:value-type="float" office:value="463953.9">
            <text:p>463953,9</text:p>
          </table:table-cell>
          <table:table-cell table:style-name="ce19" table:formula="of:=[.G$15]" office:value-type="float" office:value="359695.3">
            <text:p>359695,3</text:p>
          </table:table-cell>
          <table:table-cell table:style-name="ce21" table:formula="of:=[.H$15]" office:value-type="float" office:value="469006.8">
            <text:p>469006,8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70835">
            <text:p>470835</text:p>
          </table:table-cell>
          <table:table-cell office:value-type="float" office:value="476157">
            <text:p>476157</text:p>
          </table:table-cell>
          <table:table-cell office:value-type="float" office:value="494524">
            <text:p>494524</text:p>
          </table:table-cell>
          <table:table-cell office:value-type="float" office:value="468357">
            <text:p>468357</text:p>
          </table:table-cell>
          <table:table-cell office:value-type="float" office:value="367154">
            <text:p>367154</text:p>
          </table:table-cell>
          <table:table-cell office:value-type="float" office:value="474280">
            <text:p>474280</text:p>
          </table:table-cell>
          <table:table-cell table:style-name="ce14" table:number-columns-repeated="2"/>
          <table:table-cell table:style-name="ce4" office:value-type="string">
            <text:p>Chaos</text:p>
          </table:table-cell>
          <table:table-cell table:style-name="ce19" table:formula="of:=[.C$32]" office:value-type="float" office:value="186352.4">
            <text:p>186352,4</text:p>
          </table:table-cell>
          <table:table-cell table:style-name="ce19" table:formula="of:=[.D$32]" office:value-type="float" office:value="180890.62">
            <text:p>180890,62</text:p>
          </table:table-cell>
          <table:table-cell table:style-name="ce19" table:formula="of:=[.E$32]" office:value-type="float" office:value="181080.45">
            <text:p>181080,45</text:p>
          </table:table-cell>
          <table:table-cell table:style-name="ce19" table:formula="of:=[.F$32]" office:value-type="float" office:value="161699.14">
            <text:p>161699,14</text:p>
          </table:table-cell>
          <table:table-cell table:style-name="ce19" table:formula="of:=[.G$32]" office:value-type="float" office:value="160001.4">
            <text:p>160001,4</text:p>
          </table:table-cell>
          <table:table-cell table:style-name="ce21" table:formula="of:=[.H$32]" office:value-type="float" office:value="175211.9">
            <text:p>175211,9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69796">
            <text:p>469796</text:p>
          </table:table-cell>
          <table:table-cell office:value-type="float" office:value="469045">
            <text:p>469045</text:p>
          </table:table-cell>
          <table:table-cell office:value-type="float" office:value="495499">
            <text:p>495499</text:p>
          </table:table-cell>
          <table:table-cell office:value-type="float" office:value="471240">
            <text:p>471240</text:p>
          </table:table-cell>
          <table:table-cell table:style-name="ce17" office:value-type="float" office:value="341265">
            <text:p>341265</text:p>
          </table:table-cell>
          <table:table-cell table:style-name="ce17" office:value-type="float" office:value="447136">
            <text:p>447136</text:p>
          </table:table-cell>
          <table:table-cell table:style-name="ce14" table:number-columns-repeated="2"/>
          <table:table-cell table:style-name="ce4" office:value-type="string">
            <text:p>Degrees</text:p>
          </table:table-cell>
          <table:table-cell table:style-name="ce19" table:formula="of:=[.C$49]" office:value-type="float" office:value="422071.2">
            <text:p>422071,2</text:p>
          </table:table-cell>
          <table:table-cell table:style-name="ce19" table:formula="of:=[.D$49]" office:value-type="float" office:value="421505.9">
            <text:p>421505,9</text:p>
          </table:table-cell>
          <table:table-cell table:style-name="ce19" table:formula="of:=[.E$49]" office:value-type="float" office:value="426075.9">
            <text:p>426075,9</text:p>
          </table:table-cell>
          <table:table-cell table:style-name="ce19" table:formula="of:=[.F$49]" office:value-type="float" office:value="404817.5">
            <text:p>404817,5</text:p>
          </table:table-cell>
          <table:table-cell table:style-name="ce19" table:formula="of:=[.G$49]" office:value-type="float" office:value="340706.4">
            <text:p>340706,4</text:p>
          </table:table-cell>
          <table:table-cell table:style-name="ce21" table:formula="of:=[.H$49]" office:value-type="float" office:value="416849.5">
            <text:p>416849,5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68162">
            <text:p>468162</text:p>
          </table:table-cell>
          <table:table-cell office:value-type="float" office:value="477945">
            <text:p>477945</text:p>
          </table:table-cell>
          <table:table-cell office:value-type="float" office:value="467460">
            <text:p>467460</text:p>
          </table:table-cell>
          <table:table-cell office:value-type="float" office:value="462179">
            <text:p>462179</text:p>
          </table:table-cell>
          <table:table-cell office:value-type="float" office:value="368766">
            <text:p>368766</text:p>
          </table:table-cell>
          <table:table-cell office:value-type="float" office:value="430133">
            <text:p>430133</text:p>
          </table:table-cell>
          <table:table-cell table:style-name="ce14" table:number-columns-repeated="2"/>
          <table:table-cell table:style-name="ce4" office:value-type="string">
            <text:p>Neighbourhood</text:p>
          </table:table-cell>
          <table:table-cell table:style-name="ce20" table:formula="of:=[.C$66]" office:value-type="float" office:value="239894.7">
            <text:p>239894,7</text:p>
          </table:table-cell>
          <table:table-cell table:style-name="ce20" table:formula="of:=[.D$66]" office:value-type="float" office:value="264179.9">
            <text:p>264179,9</text:p>
          </table:table-cell>
          <table:table-cell table:style-name="ce20" table:formula="of:=[.E$66]" office:value-type="float" office:value="290844.8">
            <text:p>290844,8</text:p>
          </table:table-cell>
          <table:table-cell table:style-name="ce20" table:formula="of:=[.F$66]" office:value-type="float" office:value="335169.4">
            <text:p>335169,4</text:p>
          </table:table-cell>
          <table:table-cell table:style-name="ce20" table:formula="of:=[.G$66]" office:value-type="float" office:value="386605.3">
            <text:p>386605,3</text:p>
          </table:table-cell>
          <table:table-cell table:style-name="ce22" table:formula="of:=[.H$66]" office:value-type="float" office:value="295757.6">
            <text:p>295757,6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65813">
            <text:p>465813</text:p>
          </table:table-cell>
          <table:table-cell office:value-type="float" office:value="481208">
            <text:p>481208</text:p>
          </table:table-cell>
          <table:table-cell office:value-type="float" office:value="505570">
            <text:p>505570</text:p>
          </table:table-cell>
          <table:table-cell office:value-type="float" office:value="469047">
            <text:p>469047</text:p>
          </table:table-cell>
          <table:table-cell office:value-type="float" office:value="375077">
            <text:p>375077</text:p>
          </table:table-cell>
          <table:table-cell office:value-type="float" office:value="495155">
            <text:p>495155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73385">
            <text:p>473385</text:p>
          </table:table-cell>
          <table:table-cell office:value-type="float" office:value="473131">
            <text:p>473131</text:p>
          </table:table-cell>
          <table:table-cell office:value-type="float" office:value="493309">
            <text:p>493309</text:p>
          </table:table-cell>
          <table:table-cell office:value-type="float" office:value="448566">
            <text:p>448566</text:p>
          </table:table-cell>
          <table:table-cell office:value-type="float" office:value="352988">
            <text:p>352988</text:p>
          </table:table-cell>
          <table:table-cell office:value-type="float" office:value="476730">
            <text:p>47673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465802">
            <text:p>465802</text:p>
          </table:table-cell>
          <table:table-cell office:value-type="float" office:value="476166">
            <text:p>476166</text:p>
          </table:table-cell>
          <table:table-cell office:value-type="float" office:value="497741">
            <text:p>497741</text:p>
          </table:table-cell>
          <table:table-cell office:value-type="float" office:value="471123">
            <text:p>471123</text:p>
          </table:table-cell>
          <table:table-cell office:value-type="float" office:value="369097">
            <text:p>369097</text:p>
          </table:table-cell>
          <table:table-cell office:value-type="float" office:value="473406">
            <text:p>473406</text:p>
          </table:table-cell>
          <table:table-cell table:style-name="ce14"/>
          <table:table-cell table:style-name="ce14">
            <draw:frame table:end-cell-address="DBLP.Q34" table:end-x="2.253cm" table:end-y="0.107cm" draw:z-index="0" draw:style-name="gr1" svg:width="18.712cm" svg:height="10.759cm" svg:x="0.047cm" svg:y="0.187cm">
              <draw:object draw:notify-on-update-of-ranges="DBLP.L3:DBLP.Q3 DBLP.K4:DBLP.K4 DBLP.L4:DBLP.Q4 DBLP.K5:DBLP.K5 DBLP.L5:DBLP.Q5 DBLP.K6:DBLP.K6 DBLP.L6:DBLP.Q6 DBLP.K7:DBLP.K7 DBLP.L7:DBLP.Q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463023">
            <text:p>463023</text:p>
          </table:table-cell>
          <table:table-cell office:value-type="float" office:value="479880">
            <text:p>479880</text:p>
          </table:table-cell>
          <table:table-cell office:value-type="float" office:value="488604">
            <text:p>488604</text:p>
          </table:table-cell>
          <table:table-cell office:value-type="float" office:value="459085">
            <text:p>459085</text:p>
          </table:table-cell>
          <table:table-cell office:value-type="float" office:value="365761">
            <text:p>365761</text:p>
          </table:table-cell>
          <table:table-cell office:value-type="float" office:value="480568">
            <text:p>480568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470132">
            <text:p>470132</text:p>
          </table:table-cell>
          <table:table-cell office:value-type="float" office:value="486449">
            <text:p>486449</text:p>
          </table:table-cell>
          <table:table-cell office:value-type="float" office:value="497491">
            <text:p>497491</text:p>
          </table:table-cell>
          <table:table-cell office:value-type="float" office:value="461202">
            <text:p>461202</text:p>
          </table:table-cell>
          <table:table-cell office:value-type="float" office:value="354450">
            <text:p>354450</text:p>
          </table:table-cell>
          <table:table-cell office:value-type="float" office:value="455400">
            <text:p>45540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467502">
            <text:p>467502</text:p>
          </table:table-cell>
          <table:table-cell office:value-type="float" office:value="477944">
            <text:p>477944</text:p>
          </table:table-cell>
          <table:table-cell office:value-type="float" office:value="492095">
            <text:p>492095</text:p>
          </table:table-cell>
          <table:table-cell office:value-type="float" office:value="466064">
            <text:p>466064</text:p>
          </table:table-cell>
          <table:table-cell office:value-type="float" office:value="347938">
            <text:p>347938</text:p>
          </table:table-cell>
          <table:table-cell office:value-type="float" office:value="476540">
            <text:p>47654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table:number-columns-repeated="2"/>
          <table:table-cell/>
          <table:table-cell table:style-name="ce3"/>
          <table:table-cell table:style-name="ce9" table:number-columns-repeated="6"/>
          <table:table-cell table:number-columns-repeated="100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4:.C13])/10" office:value-type="float" office:value="468264.7">
            <text:p>468264,7</text:p>
          </table:table-cell>
          <table:table-cell table:style-name="ce12" table:formula="of:=SUM([.D4:.D13])/10" office:value-type="float" office:value="477116.8">
            <text:p>477116,8</text:p>
          </table:table-cell>
          <table:table-cell table:style-name="ce12" table:formula="of:=SUM([.E4:.E13])/10" office:value-type="float" office:value="492485.4">
            <text:p>492485,4</text:p>
          </table:table-cell>
          <table:table-cell table:style-name="ce12" table:formula="of:=SUM([.F4:.F13])/10" office:value-type="float" office:value="463953.9">
            <text:p>463953,9</text:p>
          </table:table-cell>
          <table:table-cell table:style-name="ce12" table:formula="of:=SUM([.G4:.G13])/10" office:value-type="float" office:value="359695.3">
            <text:p>359695,3</text:p>
          </table:table-cell>
          <table:table-cell table:style-name="ce12" table:formula="of:=SUM([.H4:.H13])/10" office:value-type="float" office:value="469006.8">
            <text:p>469006,8</text:p>
          </table:table-cell>
          <table:table-cell table:style-name="ce12" table:number-columns-repeated="2"/>
          <table:table-cell/>
          <table:table-cell table:style-name="ce7"/>
          <table:table-cell table:style-name="ce12" table:number-columns-repeated="6"/>
          <table:table-cell table:number-columns-repeated="100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 office:value-type="string">
            <text:p>Chaos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63740">
            <text:p>163740</text:p>
          </table:table-cell>
          <table:table-cell table:style-name="ce11" office:value-type="float" office:value="193629">
            <text:p>193629</text:p>
          </table:table-cell>
          <table:table-cell table:style-name="ce11" office:value-type="float" office:value="123032">
            <text:p>123032</text:p>
          </table:table-cell>
          <table:table-cell table:style-name="ce11" office:value-type="float" office:value="116035">
            <text:p>116035</text:p>
          </table:table-cell>
          <table:table-cell office:value-type="float" office:value="189200">
            <text:p>189200</text:p>
          </table:table-cell>
          <table:table-cell office:value-type="float" office:value="225544">
            <text:p>22554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16365">
            <text:p>216365</text:p>
          </table:table-cell>
          <table:table-cell office:value-type="float" office:value="153585">
            <text:p>153585</text:p>
          </table:table-cell>
          <table:table-cell office:value-type="float" office:value="170947">
            <text:p>170947</text:p>
          </table:table-cell>
          <table:table-cell office:value-type="float" office:value="225855">
            <text:p>225855</text:p>
          </table:table-cell>
          <table:table-cell office:value-type="float" office:value="231594">
            <text:p>231594</text:p>
          </table:table-cell>
          <table:table-cell office:value-type="float" office:value="158080">
            <text:p>158080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50676">
            <text:p>150676</text:p>
          </table:table-cell>
          <table:table-cell office:value-type="float" office:value="194851">
            <text:p>194851</text:p>
          </table:table-cell>
          <table:table-cell office:value-type="float" office:value="248156">
            <text:p>248156</text:p>
          </table:table-cell>
          <table:table-cell office:value-type="float" office:value="209248">
            <text:p>209248</text:p>
          </table:table-cell>
          <table:table-cell table:style-name="ce17" office:value-type="float" office:value="215979">
            <text:p>215979</text:p>
          </table:table-cell>
          <table:table-cell table:style-name="ce17" office:value-type="float" office:value="229692">
            <text:p>229692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11153">
            <text:p>211153</text:p>
          </table:table-cell>
          <table:table-cell office:value-type="float" office:value="196129">
            <text:p>196129</text:p>
          </table:table-cell>
          <table:table-cell office:value-type="float" office:value="238877">
            <text:p>238877</text:p>
          </table:table-cell>
          <table:table-cell office:value-type="float" office:value="167123">
            <text:p>167123</text:p>
          </table:table-cell>
          <table:table-cell office:value-type="float" office:value="144722">
            <text:p>144722</text:p>
          </table:table-cell>
          <table:table-cell office:value-type="float" office:value="209953">
            <text:p>209953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02971">
            <text:p>202971</text:p>
          </table:table-cell>
          <table:table-cell office:value-type="float" office:value="199242">
            <text:p>199242</text:p>
          </table:table-cell>
          <table:table-cell office:value-type="float" office:value="207632">
            <text:p>207632</text:p>
          </table:table-cell>
          <table:table-cell office:value-type="float" office:value="193678">
            <text:p>193678</text:p>
          </table:table-cell>
          <table:table-cell office:value-type="float" office:value="204345">
            <text:p>204345</text:p>
          </table:table-cell>
          <table:table-cell office:value-type="float" office:value="207710">
            <text:p>207710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86016">
            <text:p>186016</text:p>
          </table:table-cell>
          <table:table-cell office:value-type="float" office:value="191193">
            <text:p>191193</text:p>
          </table:table-cell>
          <table:table-cell office:value-type="float" office:value="162370">
            <text:p>162370</text:p>
          </table:table-cell>
          <table:table-cell office:value-type="float" office:value="130936">
            <text:p>130936</text:p>
          </table:table-cell>
          <table:table-cell office:value-type="float" office:value="24216.1">
            <text:p>24216,1</text:p>
          </table:table-cell>
          <table:table-cell office:value-type="float" office:value="135097">
            <text:p>135097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13529">
            <text:p>213529</text:p>
          </table:table-cell>
          <table:table-cell office:value-type="float" office:value="205872">
            <text:p>205872</text:p>
          </table:table-cell>
          <table:table-cell office:value-type="float" office:value="206364">
            <text:p>206364</text:p>
          </table:table-cell>
          <table:table-cell office:value-type="float" office:value="134161">
            <text:p>134161</text:p>
          </table:table-cell>
          <table:table-cell office:value-type="float" office:value="3865.9">
            <text:p>3865,9</text:p>
          </table:table-cell>
          <table:table-cell office:value-type="float" office:value="112056">
            <text:p>112056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30243">
            <text:p>130243</text:p>
          </table:table-cell>
          <table:table-cell office:value-type="float" office:value="172812">
            <text:p>172812</text:p>
          </table:table-cell>
          <table:table-cell office:value-type="float" office:value="185169">
            <text:p>185169</text:p>
          </table:table-cell>
          <table:table-cell office:value-type="float" office:value="93350.4">
            <text:p>93350,4</text:p>
          </table:table-cell>
          <table:table-cell office:value-type="float" office:value="199778">
            <text:p>199778</text:p>
          </table:table-cell>
          <table:table-cell office:value-type="float" office:value="120648">
            <text:p>12064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11481">
            <text:p>211481</text:p>
          </table:table-cell>
          <table:table-cell office:value-type="float" office:value="72599.2">
            <text:p>72599,2</text:p>
          </table:table-cell>
          <table:table-cell office:value-type="float" office:value="81913.5">
            <text:p>81913,5</text:p>
          </table:table-cell>
          <table:table-cell office:value-type="float" office:value="169726">
            <text:p>169726</text:p>
          </table:table-cell>
          <table:table-cell office:value-type="float" office:value="187519">
            <text:p>187519</text:p>
          </table:table-cell>
          <table:table-cell office:value-type="float" office:value="196448">
            <text:p>196448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177350">
            <text:p>177350</text:p>
          </table:table-cell>
          <table:table-cell table:style-name="ce13" office:value-type="float" office:value="228994">
            <text:p>228994</text:p>
          </table:table-cell>
          <table:table-cell table:style-name="ce13" office:value-type="float" office:value="186344">
            <text:p>186344</text:p>
          </table:table-cell>
          <table:table-cell table:style-name="ce13" office:value-type="float" office:value="176879">
            <text:p>176879</text:p>
          </table:table-cell>
          <table:table-cell table:style-name="ce18" office:value-type="float" office:value="198795">
            <text:p>198795</text:p>
          </table:table-cell>
          <table:table-cell table:style-name="ce18" office:value-type="float" office:value="156891">
            <text:p>15689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21:.C30])/10" office:value-type="float" office:value="186352.4">
            <text:p>186352,4</text:p>
          </table:table-cell>
          <table:table-cell table:style-name="ce12" table:formula="of:=SUM([.D21:.D30])/10" office:value-type="float" office:value="180890.62">
            <text:p>180890,62</text:p>
          </table:table-cell>
          <table:table-cell table:style-name="ce12" table:formula="of:=SUM([.E21:.E30])/10" office:value-type="float" office:value="181080.45">
            <text:p>181080,45</text:p>
          </table:table-cell>
          <table:table-cell table:style-name="ce12" table:formula="of:=SUM([.F21:.F30])/10" office:value-type="float" office:value="161699.14">
            <text:p>161699,14</text:p>
          </table:table-cell>
          <table:table-cell table:style-name="ce12" table:formula="of:=SUM([.G21:.G30])/10" office:value-type="float" office:value="160001.4">
            <text:p>160001,4</text:p>
          </table:table-cell>
          <table:table-cell table:style-name="ce12" table:formula="of:=SUM([.H21:.H30])/10" office:value-type="float" office:value="175211.9">
            <text:p>175211,9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 office:value-type="string">
            <text:p>Degrees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16"/>
        </table:table-row>
        <table:table-row table:style-name="ro1">
          <table:table-cell table:style-name="ce23" office:value-type="string">
            <text:p>Iteration #</text:p>
          </table:table-cell>
          <table:table-cell table:style-name="ce24"/>
          <table:table-cell table:style-name="ce25" table:number-columns-repeated="4"/>
          <table:table-cell table:style-name="ce26" table:number-columns-repeated="2"/>
          <table:table-cell table:style-name="ce27"/>
          <table:table-cell table:style-name="ce28"/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49603">
            <text:p>449603</text:p>
          </table:table-cell>
          <table:table-cell table:style-name="ce11" office:value-type="float" office:value="450139">
            <text:p>450139</text:p>
          </table:table-cell>
          <table:table-cell table:style-name="ce11" office:value-type="float" office:value="413687">
            <text:p>413687</text:p>
          </table:table-cell>
          <table:table-cell table:style-name="ce11" office:value-type="float" office:value="450668">
            <text:p>450668</text:p>
          </table:table-cell>
          <table:table-cell office:value-type="float" office:value="329144">
            <text:p>329144</text:p>
          </table:table-cell>
          <table:table-cell office:value-type="float" office:value="420582">
            <text:p>420582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12534">
            <text:p>412534</text:p>
          </table:table-cell>
          <table:table-cell office:value-type="float" office:value="423512">
            <text:p>423512</text:p>
          </table:table-cell>
          <table:table-cell office:value-type="float" office:value="444236">
            <text:p>444236</text:p>
          </table:table-cell>
          <table:table-cell office:value-type="float" office:value="390168">
            <text:p>390168</text:p>
          </table:table-cell>
          <table:table-cell office:value-type="float" office:value="369656">
            <text:p>369656</text:p>
          </table:table-cell>
          <table:table-cell office:value-type="float" office:value="408817">
            <text:p>408817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09017">
            <text:p>409017</text:p>
          </table:table-cell>
          <table:table-cell office:value-type="float" office:value="421940">
            <text:p>421940</text:p>
          </table:table-cell>
          <table:table-cell office:value-type="float" office:value="361445">
            <text:p>361445</text:p>
          </table:table-cell>
          <table:table-cell office:value-type="float" office:value="412576">
            <text:p>412576</text:p>
          </table:table-cell>
          <table:table-cell table:style-name="ce17" office:value-type="float" office:value="371881">
            <text:p>371881</text:p>
          </table:table-cell>
          <table:table-cell table:style-name="ce17" office:value-type="float" office:value="450026">
            <text:p>45002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33608">
            <text:p>433608</text:p>
          </table:table-cell>
          <table:table-cell office:value-type="float" office:value="436930">
            <text:p>436930</text:p>
          </table:table-cell>
          <table:table-cell office:value-type="float" office:value="448733">
            <text:p>448733</text:p>
          </table:table-cell>
          <table:table-cell office:value-type="float" office:value="399252">
            <text:p>399252</text:p>
          </table:table-cell>
          <table:table-cell office:value-type="float" office:value="396555">
            <text:p>396555</text:p>
          </table:table-cell>
          <table:table-cell office:value-type="float" office:value="417905">
            <text:p>417905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23304">
            <text:p>423304</text:p>
          </table:table-cell>
          <table:table-cell office:value-type="float" office:value="436251">
            <text:p>436251</text:p>
          </table:table-cell>
          <table:table-cell office:value-type="float" office:value="427712">
            <text:p>427712</text:p>
          </table:table-cell>
          <table:table-cell office:value-type="float" office:value="383648">
            <text:p>383648</text:p>
          </table:table-cell>
          <table:table-cell office:value-type="float" office:value="347378">
            <text:p>347378</text:p>
          </table:table-cell>
          <table:table-cell office:value-type="float" office:value="430478">
            <text:p>430478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07720">
            <text:p>407720</text:p>
          </table:table-cell>
          <table:table-cell office:value-type="float" office:value="391230">
            <text:p>391230</text:p>
          </table:table-cell>
          <table:table-cell office:value-type="float" office:value="461000">
            <text:p>461000</text:p>
          </table:table-cell>
          <table:table-cell office:value-type="float" office:value="422106">
            <text:p>422106</text:p>
          </table:table-cell>
          <table:table-cell office:value-type="float" office:value="265898">
            <text:p>265898</text:p>
          </table:table-cell>
          <table:table-cell office:value-type="float" office:value="445979">
            <text:p>445979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404252">
            <text:p>404252</text:p>
          </table:table-cell>
          <table:table-cell office:value-type="float" office:value="443017">
            <text:p>443017</text:p>
          </table:table-cell>
          <table:table-cell office:value-type="float" office:value="448033">
            <text:p>448033</text:p>
          </table:table-cell>
          <table:table-cell office:value-type="float" office:value="437519">
            <text:p>437519</text:p>
          </table:table-cell>
          <table:table-cell office:value-type="float" office:value="304325">
            <text:p>304325</text:p>
          </table:table-cell>
          <table:table-cell office:value-type="float" office:value="408350">
            <text:p>408350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82338">
            <text:p>382338</text:p>
          </table:table-cell>
          <table:table-cell office:value-type="float" office:value="387491">
            <text:p>387491</text:p>
          </table:table-cell>
          <table:table-cell office:value-type="float" office:value="442750">
            <text:p>442750</text:p>
          </table:table-cell>
          <table:table-cell office:value-type="float" office:value="356163">
            <text:p>356163</text:p>
          </table:table-cell>
          <table:table-cell office:value-type="float" office:value="338451">
            <text:p>338451</text:p>
          </table:table-cell>
          <table:table-cell office:value-type="float" office:value="388035">
            <text:p>388035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441788">
            <text:p>441788</text:p>
          </table:table-cell>
          <table:table-cell office:value-type="float" office:value="415161">
            <text:p>415161</text:p>
          </table:table-cell>
          <table:table-cell office:value-type="float" office:value="383953">
            <text:p>383953</text:p>
          </table:table-cell>
          <table:table-cell office:value-type="float" office:value="385739">
            <text:p>385739</text:p>
          </table:table-cell>
          <table:table-cell office:value-type="float" office:value="318552">
            <text:p>318552</text:p>
          </table:table-cell>
          <table:table-cell office:value-type="float" office:value="369464">
            <text:p>369464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456548">
            <text:p>456548</text:p>
          </table:table-cell>
          <table:table-cell table:style-name="ce13" office:value-type="float" office:value="409388">
            <text:p>409388</text:p>
          </table:table-cell>
          <table:table-cell table:style-name="ce13" office:value-type="float" office:value="429210">
            <text:p>429210</text:p>
          </table:table-cell>
          <table:table-cell table:style-name="ce13" office:value-type="float" office:value="410336">
            <text:p>410336</text:p>
          </table:table-cell>
          <table:table-cell table:style-name="ce18" office:value-type="float" office:value="365224">
            <text:p>365224</text:p>
          </table:table-cell>
          <table:table-cell table:style-name="ce18" office:value-type="float" office:value="428859">
            <text:p>42885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38:.C47])/10" office:value-type="float" office:value="422071.2">
            <text:p>422071,2</text:p>
          </table:table-cell>
          <table:table-cell table:style-name="ce12" table:formula="of:=SUM([.D38:.D47])/10" office:value-type="float" office:value="421505.9">
            <text:p>421505,9</text:p>
          </table:table-cell>
          <table:table-cell table:style-name="ce12" table:formula="of:=SUM([.E38:.E47])/10" office:value-type="float" office:value="426075.9">
            <text:p>426075,9</text:p>
          </table:table-cell>
          <table:table-cell table:style-name="ce12" table:formula="of:=SUM([.F38:.F47])/10" office:value-type="float" office:value="404817.5">
            <text:p>404817,5</text:p>
          </table:table-cell>
          <table:table-cell table:style-name="ce12" table:formula="of:=SUM([.G38:.G47])/10" office:value-type="float" office:value="340706.4">
            <text:p>340706,4</text:p>
          </table:table-cell>
          <table:table-cell table:style-name="ce12" table:formula="of:=SUM([.H38:.H47])/10" office:value-type="float" office:value="416849.5">
            <text:p>416849,5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 office:value-type="string">
            <text:p>Neighbourhood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45280">
            <text:p>245280</text:p>
          </table:table-cell>
          <table:table-cell table:style-name="ce11" office:value-type="float" office:value="260031">
            <text:p>260031</text:p>
          </table:table-cell>
          <table:table-cell table:style-name="ce11" office:value-type="float" office:value="303441">
            <text:p>303441</text:p>
          </table:table-cell>
          <table:table-cell table:style-name="ce11" office:value-type="float" office:value="338714">
            <text:p>338714</text:p>
          </table:table-cell>
          <table:table-cell office:value-type="float" office:value="385101">
            <text:p>385101</text:p>
          </table:table-cell>
          <table:table-cell office:value-type="float" office:value="295309">
            <text:p>295309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42551">
            <text:p>242551</text:p>
          </table:table-cell>
          <table:table-cell office:value-type="float" office:value="263299">
            <text:p>263299</text:p>
          </table:table-cell>
          <table:table-cell office:value-type="float" office:value="288586">
            <text:p>288586</text:p>
          </table:table-cell>
          <table:table-cell office:value-type="float" office:value="337760">
            <text:p>337760</text:p>
          </table:table-cell>
          <table:table-cell office:value-type="float" office:value="386169">
            <text:p>386169</text:p>
          </table:table-cell>
          <table:table-cell office:value-type="float" office:value="319659">
            <text:p>319659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40723">
            <text:p>240723</text:p>
          </table:table-cell>
          <table:table-cell office:value-type="float" office:value="263330">
            <text:p>263330</text:p>
          </table:table-cell>
          <table:table-cell office:value-type="float" office:value="290297">
            <text:p>290297</text:p>
          </table:table-cell>
          <table:table-cell office:value-type="float" office:value="336402">
            <text:p>336402</text:p>
          </table:table-cell>
          <table:table-cell table:style-name="ce17" office:value-type="float" office:value="386952">
            <text:p>386952</text:p>
          </table:table-cell>
          <table:table-cell table:style-name="ce17" office:value-type="float" office:value="304267">
            <text:p>304267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34903">
            <text:p>234903</text:p>
          </table:table-cell>
          <table:table-cell office:value-type="float" office:value="268761">
            <text:p>268761</text:p>
          </table:table-cell>
          <table:table-cell office:value-type="float" office:value="287980">
            <text:p>287980</text:p>
          </table:table-cell>
          <table:table-cell office:value-type="float" office:value="330984">
            <text:p>330984</text:p>
          </table:table-cell>
          <table:table-cell office:value-type="float" office:value="390780">
            <text:p>390780</text:p>
          </table:table-cell>
          <table:table-cell office:value-type="float" office:value="356403">
            <text:p>356403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32578">
            <text:p>232578</text:p>
          </table:table-cell>
          <table:table-cell office:value-type="float" office:value="266628">
            <text:p>266628</text:p>
          </table:table-cell>
          <table:table-cell office:value-type="float" office:value="295682">
            <text:p>295682</text:p>
          </table:table-cell>
          <table:table-cell office:value-type="float" office:value="337978">
            <text:p>337978</text:p>
          </table:table-cell>
          <table:table-cell office:value-type="float" office:value="388305">
            <text:p>388305</text:p>
          </table:table-cell>
          <table:table-cell office:value-type="float" office:value="264940">
            <text:p>264940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45988">
            <text:p>245988</text:p>
          </table:table-cell>
          <table:table-cell office:value-type="float" office:value="265030">
            <text:p>265030</text:p>
          </table:table-cell>
          <table:table-cell office:value-type="float" office:value="288312">
            <text:p>288312</text:p>
          </table:table-cell>
          <table:table-cell office:value-type="float" office:value="338469">
            <text:p>338469</text:p>
          </table:table-cell>
          <table:table-cell office:value-type="float" office:value="385282">
            <text:p>385282</text:p>
          </table:table-cell>
          <table:table-cell office:value-type="float" office:value="275159">
            <text:p>275159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33685">
            <text:p>233685</text:p>
          </table:table-cell>
          <table:table-cell office:value-type="float" office:value="266371">
            <text:p>266371</text:p>
          </table:table-cell>
          <table:table-cell office:value-type="float" office:value="290343">
            <text:p>290343</text:p>
          </table:table-cell>
          <table:table-cell office:value-type="float" office:value="335324">
            <text:p>335324</text:p>
          </table:table-cell>
          <table:table-cell office:value-type="float" office:value="383498">
            <text:p>383498</text:p>
          </table:table-cell>
          <table:table-cell office:value-type="float" office:value="275361">
            <text:p>275361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45377">
            <text:p>245377</text:p>
          </table:table-cell>
          <table:table-cell office:value-type="float" office:value="263492">
            <text:p>263492</text:p>
          </table:table-cell>
          <table:table-cell office:value-type="float" office:value="288117">
            <text:p>288117</text:p>
          </table:table-cell>
          <table:table-cell office:value-type="float" office:value="335319">
            <text:p>335319</text:p>
          </table:table-cell>
          <table:table-cell office:value-type="float" office:value="382416">
            <text:p>382416</text:p>
          </table:table-cell>
          <table:table-cell office:value-type="float" office:value="295386">
            <text:p>295386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44194">
            <text:p>244194</text:p>
          </table:table-cell>
          <table:table-cell office:value-type="float" office:value="261579">
            <text:p>261579</text:p>
          </table:table-cell>
          <table:table-cell office:value-type="float" office:value="288101">
            <text:p>288101</text:p>
          </table:table-cell>
          <table:table-cell office:value-type="float" office:value="329222">
            <text:p>329222</text:p>
          </table:table-cell>
          <table:table-cell office:value-type="float" office:value="389102">
            <text:p>389102</text:p>
          </table:table-cell>
          <table:table-cell office:value-type="float" office:value="290843">
            <text:p>290843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233668">
            <text:p>233668</text:p>
          </table:table-cell>
          <table:table-cell table:style-name="ce13" office:value-type="float" office:value="263278">
            <text:p>263278</text:p>
          </table:table-cell>
          <table:table-cell table:style-name="ce13" office:value-type="float" office:value="287589">
            <text:p>287589</text:p>
          </table:table-cell>
          <table:table-cell table:style-name="ce13" office:value-type="float" office:value="331522">
            <text:p>331522</text:p>
          </table:table-cell>
          <table:table-cell table:style-name="ce18" office:value-type="float" office:value="388448">
            <text:p>388448</text:p>
          </table:table-cell>
          <table:table-cell table:style-name="ce18" office:value-type="float" office:value="280249">
            <text:p>28024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55:.C64])/10" office:value-type="float" office:value="239894.7">
            <text:p>239894,7</text:p>
          </table:table-cell>
          <table:table-cell table:style-name="ce12" table:formula="of:=SUM([.D55:.D64])/10" office:value-type="float" office:value="264179.9">
            <text:p>264179,9</text:p>
          </table:table-cell>
          <table:table-cell table:style-name="ce12" table:formula="of:=SUM([.E55:.E64])/10" office:value-type="float" office:value="290844.8">
            <text:p>290844,8</text:p>
          </table:table-cell>
          <table:table-cell table:style-name="ce12" table:formula="of:=SUM([.F55:.F64])/10" office:value-type="float" office:value="335169.4">
            <text:p>335169,4</text:p>
          </table:table-cell>
          <table:table-cell table:style-name="ce12" table:formula="of:=SUM([.G55:.G64])/10" office:value-type="float" office:value="386605.3">
            <text:p>386605,3</text:p>
          </table:table-cell>
          <table:table-cell table:style-name="ce12" table:formula="of:=SUM([.H55:.H64])/10" office:value-type="float" office:value="295757.6">
            <text:p>295757,6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30.10.2013</text:date>, <text:time>19:23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. M.</meta:initial-creator>
    <meta:creation-date>2013-10-02T23:19:13.81</meta:creation-date>
    <meta:generator>OpenOffice.org/3.3$Win32 OpenOffice.org_project/330m20$Build-9567</meta:generator>
    <dc:date>2013-10-30T19:23:58.56</dc:date>
    <dc:creator>R. M.</dc:creator>
    <meta:editing-duration>PT23H17M38S</meta:editing-duration>
    <meta:editing-cycles>72</meta:editing-cycles>
    <meta:document-statistic meta:table-count="2" meta:cell-count="8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13cm" svg:height="10.76cm" xlink:href=".." xlink:type="simple" chart:class="chart:line" chart:style-name="ch1">
        <chart:legend chart:legend-position="end" svg:x="15.629cm" svg:y="4.358cm" chart:style-name="ch2"/>
        <chart:plot-area chart:style-name="ch3" table:cell-range-address="DBLP.K3:DBLP.Q7" chart:data-source-has-labels="both" svg:x="0.824cm" svg:y="0.995cm" svg:width="14.057cm" svg:height="9.13cm">
          <chartooo:coordinate-region svg:x="2.186cm" svg:y="1.207cm" svg:width="11.332cm" svg:height="8.245cm"/>
          <chart:axis chart:dimension="x" chart:name="primary-x" chart:style-name="ch4">
            <chart:categories table:cell-range-address="DBLP.L3:DBLP.Q3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BLP.L4:DBLP.Q4" chart:label-cell-address="DBLP.K4:DBLP.K4" chart:class="chart:line">
            <chart:data-point chart:repeated="6"/>
          </chart:series>
          <chart:series chart:attached-axis="primary-y" chart:style-name="ch8" chart:values-cell-range-address="DBLP.L5:DBLP.Q5" chart:label-cell-address="DBLP.K5:DBLP.K5" chart:class="chart:line">
            <chart:data-point chart:repeated="6"/>
          </chart:series>
          <chart:series chart:attached-axis="primary-y" chart:style-name="ch9" chart:values-cell-range-address="DBLP.L6:DBLP.Q6" chart:label-cell-address="DBLP.K6:DBLP.K6" chart:class="chart:line">
            <chart:data-point chart:repeated="6"/>
          </chart:series>
          <chart:series chart:attached-axis="primary-y" chart:style-name="ch10" chart:values-cell-range-address="DBLP.L7:DBLP.Q7" chart:label-cell-address="DBLP.K7:DBLP.K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DBLP.L3:DBLP.Q3</svg:desc>
                </draw:g>
              </table:table-cell>
              <table:table-cell office:value-type="string">
                <text:p>0,25</text:p>
              </table:table-cell>
              <table:table-cell office:value-type="string">
                <text:p>0,5</text:p>
              </table:table-cell>
              <table:table-cell office:value-type="string">
                <text:p>0,75</text:p>
              </table:table-cell>
              <table:table-cell office:value-type="string">
                <text:p>1</text:p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DBLP.K4:DBLP.K4</svg:desc>
                </draw:g>
              </table:table-cell>
              <table:table-cell office:value-type="float" office:value="468264.7">
                <text:p>468264.7</text:p>
                <draw:g>
                  <svg:desc>DBLP.L4:DBLP.Q4</svg:desc>
                </draw:g>
              </table:table-cell>
              <table:table-cell office:value-type="float" office:value="477116.8">
                <text:p>477116.8</text:p>
              </table:table-cell>
              <table:table-cell office:value-type="float" office:value="492485.4">
                <text:p>492485.4</text:p>
              </table:table-cell>
              <table:table-cell office:value-type="float" office:value="463953.9">
                <text:p>463953.9</text:p>
              </table:table-cell>
              <table:table-cell office:value-type="float" office:value="359695.3">
                <text:p>359695.3</text:p>
              </table:table-cell>
              <table:table-cell office:value-type="float" office:value="469006.8">
                <text:p>469006.8</text:p>
              </table:table-cell>
            </table:table-row>
            <table:table-row>
              <table:table-cell office:value-type="string">
                <text:p>Chaos</text:p>
                <draw:g>
                  <svg:desc>DBLP.K5:DBLP.K5</svg:desc>
                </draw:g>
              </table:table-cell>
              <table:table-cell office:value-type="float" office:value="186352.4">
                <text:p>186352.4</text:p>
                <draw:g>
                  <svg:desc>DBLP.L5:DBLP.Q5</svg:desc>
                </draw:g>
              </table:table-cell>
              <table:table-cell office:value-type="float" office:value="180890.62">
                <text:p>180890.62</text:p>
              </table:table-cell>
              <table:table-cell office:value-type="float" office:value="181080.45">
                <text:p>181080.45</text:p>
              </table:table-cell>
              <table:table-cell office:value-type="float" office:value="161699.14">
                <text:p>161699.14</text:p>
              </table:table-cell>
              <table:table-cell office:value-type="float" office:value="160001.4">
                <text:p>160001.4</text:p>
              </table:table-cell>
              <table:table-cell office:value-type="float" office:value="175211.9">
                <text:p>175211.9</text:p>
              </table:table-cell>
            </table:table-row>
            <table:table-row>
              <table:table-cell office:value-type="string">
                <text:p>Degrees</text:p>
                <draw:g>
                  <svg:desc>DBLP.K6:DBLP.K6</svg:desc>
                </draw:g>
              </table:table-cell>
              <table:table-cell office:value-type="float" office:value="422071.2">
                <text:p>422071.2</text:p>
                <draw:g>
                  <svg:desc>DBLP.L6:DBLP.Q6</svg:desc>
                </draw:g>
              </table:table-cell>
              <table:table-cell office:value-type="float" office:value="421505.9">
                <text:p>421505.9</text:p>
              </table:table-cell>
              <table:table-cell office:value-type="float" office:value="426075.9">
                <text:p>426075.9</text:p>
              </table:table-cell>
              <table:table-cell office:value-type="float" office:value="404817.5">
                <text:p>404817.5</text:p>
              </table:table-cell>
              <table:table-cell office:value-type="float" office:value="340706.4">
                <text:p>340706.4</text:p>
              </table:table-cell>
              <table:table-cell office:value-type="float" office:value="416849.5">
                <text:p>416849.5</text:p>
              </table:table-cell>
            </table:table-row>
            <table:table-row>
              <table:table-cell office:value-type="string">
                <text:p>Neighbourhood</text:p>
                <draw:g>
                  <svg:desc>DBLP.K7:DBLP.K7</svg:desc>
                </draw:g>
              </table:table-cell>
              <table:table-cell office:value-type="float" office:value="239894.7">
                <text:p>239894.7</text:p>
                <draw:g>
                  <svg:desc>DBLP.L7:DBLP.Q7</svg:desc>
                </draw:g>
              </table:table-cell>
              <table:table-cell office:value-type="float" office:value="264179.9">
                <text:p>264179.9</text:p>
              </table:table-cell>
              <table:table-cell office:value-type="float" office:value="290844.8">
                <text:p>290844.8</text:p>
              </table:table-cell>
              <table:table-cell office:value-type="float" office:value="335169.4">
                <text:p>335169.4</text:p>
              </table:table-cell>
              <table:table-cell office:value-type="float" office:value="386605.3">
                <text:p>386605.3</text:p>
              </table:table-cell>
              <table:table-cell office:value-type="float" office:value="295757.6">
                <text:p>29575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13cm" svg:height="10.76cm" xlink:href=".." xlink:type="simple" chart:class="chart:line" chart:style-name="ch1">
        <chart:legend chart:legend-position="end" svg:x="15.629cm" svg:y="4.358cm" chart:style-name="ch2"/>
        <chart:plot-area chart:style-name="ch3" table:cell-range-address="Advogato.K3:Advogato.Q7" chart:data-source-has-labels="both" svg:x="0.824cm" svg:y="0.995cm" svg:width="14.057cm" svg:height="9.13cm">
          <chartooo:coordinate-region svg:x="1.816cm" svg:y="1.208cm" svg:width="12.072cm" svg:height="8.244cm"/>
          <chart:axis chart:dimension="x" chart:name="primary-x" chart:style-name="ch4">
            <chart:categories table:cell-range-address="Advogato.L3:Advogato.Q3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dvogato.L4:Advogato.Q4" chart:label-cell-address="Advogato.K4:Advogato.K4" chart:class="chart:line">
            <chart:data-point chart:repeated="6"/>
          </chart:series>
          <chart:series chart:attached-axis="primary-y" chart:style-name="ch8" chart:values-cell-range-address="Advogato.L5:Advogato.Q5" chart:label-cell-address="Advogato.K5:Advogato.K5" chart:class="chart:line">
            <chart:data-point chart:repeated="6"/>
          </chart:series>
          <chart:series chart:attached-axis="primary-y" chart:style-name="ch9" chart:values-cell-range-address="Advogato.L6:Advogato.Q6" chart:label-cell-address="Advogato.K6:Advogato.K6" chart:class="chart:line">
            <chart:data-point chart:repeated="6"/>
          </chart:series>
          <chart:series chart:attached-axis="primary-y" chart:style-name="ch10" chart:values-cell-range-address="Advogato.L7:Advogato.Q7" chart:label-cell-address="Advogato.K7:Advogato.K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dvogato.L3:Advogato.Q3</svg:desc>
                </draw:g>
              </table:table-cell>
              <table:table-cell office:value-type="string">
                <text:p>0,25</text:p>
              </table:table-cell>
              <table:table-cell office:value-type="string">
                <text:p>0,5</text:p>
              </table:table-cell>
              <table:table-cell office:value-type="string">
                <text:p>0,75</text:p>
              </table:table-cell>
              <table:table-cell office:value-type="string">
                <text:p>1</text:p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Advogato.K4:Advogato.K4</svg:desc>
                </draw:g>
              </table:table-cell>
              <table:table-cell office:value-type="float" office:value="2446.121">
                <text:p>2446.121</text:p>
                <draw:g>
                  <svg:desc>Advogato.L4:Advogato.Q4</svg:desc>
                </draw:g>
              </table:table-cell>
              <table:table-cell office:value-type="float" office:value="2531.046">
                <text:p>2531.046</text:p>
              </table:table-cell>
              <table:table-cell office:value-type="float" office:value="2571.117">
                <text:p>2571.117</text:p>
              </table:table-cell>
              <table:table-cell office:value-type="float" office:value="2479.111">
                <text:p>2479.111</text:p>
              </table:table-cell>
              <table:table-cell office:value-type="float" office:value="2136.919">
                <text:p>2136.919</text:p>
              </table:table-cell>
              <table:table-cell office:value-type="float" office:value="2635.12">
                <text:p>2635.12</text:p>
              </table:table-cell>
            </table:table-row>
            <table:table-row>
              <table:table-cell office:value-type="string">
                <text:p>CHAOS</text:p>
                <draw:g>
                  <svg:desc>Advogato.K5:Advogato.K5</svg:desc>
                </draw:g>
              </table:table-cell>
              <table:table-cell office:value-type="float" office:value="512.9985">
                <text:p>512.9985</text:p>
                <draw:g>
                  <svg:desc>Advogato.L5:Advogato.Q5</svg:desc>
                </draw:g>
              </table:table-cell>
              <table:table-cell office:value-type="float" office:value="496.9608">
                <text:p>496.9608</text:p>
              </table:table-cell>
              <table:table-cell office:value-type="float" office:value="611.519">
                <text:p>611.519</text:p>
              </table:table-cell>
              <table:table-cell office:value-type="float" office:value="649.89949">
                <text:p>649.89949</text:p>
              </table:table-cell>
              <table:table-cell office:value-type="float" office:value="439.8407">
                <text:p>439.8407</text:p>
              </table:table-cell>
              <table:table-cell office:value-type="float" office:value="553.9393">
                <text:p>553.9393</text:p>
              </table:table-cell>
            </table:table-row>
            <table:table-row>
              <table:table-cell office:value-type="string">
                <text:p>Degrees</text:p>
                <draw:g>
                  <svg:desc>Advogato.K6:Advogato.K6</svg:desc>
                </draw:g>
              </table:table-cell>
              <table:table-cell office:value-type="float" office:value="2296.653">
                <text:p>2296.653</text:p>
                <draw:g>
                  <svg:desc>Advogato.L6:Advogato.Q6</svg:desc>
                </draw:g>
              </table:table-cell>
              <table:table-cell office:value-type="float" office:value="2299.258">
                <text:p>2299.258</text:p>
              </table:table-cell>
              <table:table-cell office:value-type="float" office:value="2283.414">
                <text:p>2283.414</text:p>
              </table:table-cell>
              <table:table-cell office:value-type="float" office:value="2321.99">
                <text:p>2321.99</text:p>
              </table:table-cell>
              <table:table-cell office:value-type="float" office:value="1737.515">
                <text:p>1737.515</text:p>
              </table:table-cell>
              <table:table-cell office:value-type="float" office:value="2275.951">
                <text:p>2275.951</text:p>
              </table:table-cell>
            </table:table-row>
            <table:table-row>
              <table:table-cell office:value-type="string">
                <text:p>Neighbourhood</text:p>
                <draw:g>
                  <svg:desc>Advogato.K7:Advogato.K7</svg:desc>
                </draw:g>
              </table:table-cell>
              <table:table-cell office:value-type="float" office:value="1180.365">
                <text:p>1180.365</text:p>
                <draw:g>
                  <svg:desc>Advogato.L7:Advogato.Q7</svg:desc>
                </draw:g>
              </table:table-cell>
              <table:table-cell office:value-type="float" office:value="1274.726">
                <text:p>1274.726</text:p>
              </table:table-cell>
              <table:table-cell office:value-type="float" office:value="1455.929">
                <text:p>1455.929</text:p>
              </table:table-cell>
              <table:table-cell office:value-type="float" office:value="1669.754">
                <text:p>1669.754</text:p>
              </table:table-cell>
              <table:table-cell office:value-type="float" office:value="1882.03">
                <text:p>1882.03</text:p>
              </table:table-cell>
              <table:table-cell office:value-type="float" office:value="1538.427">
                <text:p>1538.4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